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05E0000005EADDE1344263C5DE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Inter" svg:font-family="Inter, sans-serif"/>
    <style:font-face style:name="LaTO" svg:font-family="LaTO"/>
    <style:font-face style:name="Lato" svg:font-family="Lato"/>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1"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paragraph-properties fo:margin-left="0in" fo:margin-right="0in" fo:text-indent="0in" style:auto-text-indent="false"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3"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margin-left="0in" fo:margin-right="0in" fo:text-indent="0in" style:auto-text-indent="false"/>
      <style:text-properties style:use-window-font-color="true" style:font-name="Lato1" fo:font-size="14pt" fo:font-style="normal" style:text-underline-style="none" fo:font-weight="bold" officeooo:rsid="001f4ebd" officeooo:paragraph-rsid="004fdf71" fo:background-color="#b2b2b2"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in" fo:text-indent="0in" style:auto-text-indent="false"/>
      <style:text-properties style:use-window-font-color="true" style:font-name="Lato1" fo:font-size="10pt" fo:font-style="normal" style:text-underline-style="none" fo:font-weight="bold" officeooo:rsid="015cf9ce" officeooo:paragraph-rsid="004fdf71" fo:background-color="#ffffff" style:font-size-asian="10pt" style:font-style-asian="normal" style:font-weight-asian="bold" style:font-size-complex="10pt" style:font-style-complex="normal" style:font-weight-complex="bold"/>
    </style:style>
    <style:style style:name="P6" style:family="paragraph" style:parent-style-name="Standard">
      <style:paragraph-properties fo:margin-left="0in" fo:margin-right="0in" fo:text-indent="0in" style:auto-text-indent="false"/>
      <style:text-properties style:use-window-font-color="true" style:font-name="Lato1" fo:font-size="10pt" fo:font-style="normal" style:text-underline-style="none" fo:font-weight="normal" officeooo:rsid="018c72a6" officeooo:paragraph-rsid="01b16078" fo:background-color="#ffffff"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in" fo:margin-right="0in" fo:text-indent="0in" style:auto-text-indent="false"/>
      <style:text-properties style:use-window-font-color="true" style:font-name="Lato1" fo:font-size="10pt" fo:font-style="normal" style:text-underline-style="none" fo:font-weight="normal" officeooo:rsid="018c72a6" officeooo:paragraph-rsid="01b1c615" fo:background-color="#ffffff"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text-indent="0in" style:auto-text-indent="false"/>
      <style:text-properties fo:font-variant="normal" fo:text-transform="none" fo:color="#000000" style:font-name="Lato1" fo:font-size="10pt" fo:letter-spacing="normal" fo:font-style="normal" style:text-underline-style="solid" style:text-underline-type="double" style:text-underline-width="auto" style:text-underline-color="font-color" fo:font-weight="normal" officeooo:rsid="01bc2750" officeooo:paragraph-rsid="01b16078" style:font-size-asian="10pt" style:font-weight-asian="normal" style:font-size-complex="10pt"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style:font-name="Lato1" fo:font-size="10pt" fo:letter-spacing="normal" fo:font-style="normal" fo:font-weight="normal" officeooo:paragraph-rsid="01b3223d"/>
    </style:style>
    <style:style style:name="P10" style:family="paragraph" style:parent-style-name="Standard">
      <style:paragraph-properties fo:margin-left="0in" fo:margin-right="0in" fo:text-indent="0in" style:auto-text-indent="false"/>
      <style:text-properties fo:font-variant="normal" fo:text-transform="none" fo:color="#000000" style:font-name="Lato1" fo:font-size="10pt" fo:letter-spacing="normal" fo:font-style="normal" style:text-underline-style="none" fo:font-weight="normal" officeooo:rsid="01bc9ce5" officeooo:paragraph-rsid="01b3223d" style:font-size-asian="10pt" style:font-weight-asian="normal" style:font-size-complex="10pt"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fo:font-weight="normal" officeooo:paragraph-rsid="01b4ff36"/>
    </style:style>
    <style:style style:name="P12"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fo:font-weight="normal" officeooo:rsid="01b4ff36" officeooo:paragraph-rsid="01b4ff36"/>
    </style:style>
    <style:style style:name="P13" style:family="paragraph" style:parent-style-name="Standard">
      <style:paragraph-properties fo:margin-left="0in" fo:margin-right="0in" fo:text-indent="0in" style:auto-text-indent="false"/>
      <style:text-properties fo:font-variant="normal" fo:text-transform="none" style:font-name="Lato1" fo:font-size="10.5pt" fo:letter-spacing="normal" fo:font-style="normal" fo:font-weight="bold" officeooo:paragraph-rsid="01b1c615"/>
    </style:style>
    <style:style style:name="P14" style:family="paragraph" style:parent-style-name="Standard">
      <style:paragraph-properties fo:margin-left="0in" fo:margin-right="0in" fo:text-indent="0in" style:auto-text-indent="false"/>
      <style:text-properties fo:font-variant="normal" fo:text-transform="none" style:font-name="Lato1" fo:font-size="10.5pt" fo:letter-spacing="normal" fo:font-style="normal" fo:font-weight="bold" officeooo:paragraph-rsid="01b3223d"/>
    </style:style>
    <style:style style:name="P15" style:family="paragraph" style:parent-style-name="Standard">
      <style:paragraph-properties fo:margin-left="0in" fo:margin-right="0in" fo:text-indent="0in" style:auto-text-indent="false"/>
      <style:text-properties fo:font-variant="normal" fo:text-transform="none" fo:color="#1c1c1c" style:font-name="Lato1" fo:font-size="10.5pt" fo:letter-spacing="normal" fo:font-style="normal" fo:font-weight="normal" officeooo:rsid="01ac176e" officeooo:paragraph-rsid="01b16078" style:font-size-asian="10pt" style:font-weight-asian="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fo:color="#1c1c1c" style:font-name="Lato1" fo:font-size="10.5pt" fo:letter-spacing="normal" fo:font-style="normal" fo:font-weight="bold" officeooo:rsid="018c72a6" officeooo:paragraph-rsid="01b3223d" style:font-size-asian="10pt"/>
    </style:style>
    <style:style style:name="P17" style:family="paragraph" style:parent-style-name="Standard">
      <style:paragraph-properties fo:margin-left="0in" fo:margin-right="0in" fo:text-indent="0in" style:auto-text-indent="false"/>
      <style:text-properties fo:font-variant="normal" fo:text-transform="none" style:use-window-font-color="true" style:font-name="Lato1" fo:font-size="10pt" fo:letter-spacing="normal" fo:font-style="normal" style:text-underline-style="none" fo:font-weight="normal" officeooo:rsid="018c72a6" officeooo:paragraph-rsid="01b1eadc" fo:background-color="#ffffff"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text-indent="0in" style:auto-text-indent="false"/>
      <style:text-properties fo:font-variant="normal" fo:text-transform="none" style:use-window-font-color="true" style:font-name="Lato1" fo:font-size="10pt" fo:letter-spacing="normal" fo:font-style="normal" style:text-underline-style="none" fo:font-weight="normal" officeooo:rsid="01b209cd" officeooo:paragraph-rsid="01b209cd" fo:background-color="#ffffff"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text-indent="0in" style:auto-text-indent="false"/>
      <style:text-properties fo:font-variant="normal" fo:text-transform="none" style:font-name="LaTO" fo:font-size="10pt" fo:letter-spacing="normal" fo:font-style="normal" fo:font-weight="normal" officeooo:paragraph-rsid="01b4ff36"/>
    </style:style>
    <style:style style:name="P20" style:family="paragraph" style:parent-style-name="Standard">
      <style:paragraph-properties fo:margin-left="0in" fo:margin-right="0in" fo:text-indent="0in" style:auto-text-indent="false"/>
      <style:text-properties officeooo:rsid="01b209cd" officeooo:paragraph-rsid="01b209cd"/>
    </style:style>
    <style:style style:name="P21" style:family="paragraph" style:parent-style-name="Standard">
      <style:paragraph-properties fo:margin-left="0in" fo:margin-right="0in" fo:text-indent="0in" style:auto-text-indent="false"/>
      <style:text-properties fo:font-variant="normal" fo:text-transform="none" fo:color="#000000" style:font-name="LaTO" fo:font-size="10pt" fo:letter-spacing="normal" fo:font-style="normal" style:text-underline-style="none" fo:font-weight="bold" officeooo:rsid="01c48024" officeooo:paragraph-rsid="01b4ff36" style:font-size-asian="10pt" style:font-weight-asian="bold" style:font-size-complex="10pt" style:font-weight-complex="bold"/>
    </style:style>
    <style:style style:name="P22" style:family="paragraph" style:parent-style-name="Standard">
      <style:paragraph-properties fo:margin-left="0in" fo:margin-right="0in" fo:text-indent="0in" style:auto-text-indent="false"/>
      <style:text-properties fo:color="#0066b3" style:font-name="Lato"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T1" style:family="text">
      <style:text-properties style:font-name="Lato1" fo:font-size="11pt" style:font-size-asian="11pt" style:font-size-complex="11pt"/>
    </style:style>
    <style:style style:name="T2" style:family="text">
      <style:text-properties style:font-name="Lato1" fo:font-size="11pt" officeooo:rsid="018d78bd" style:font-size-asian="11pt" style:font-size-complex="11pt"/>
    </style:style>
    <style:style style:name="T3" style:family="text">
      <style:text-properties style:font-name="Lato1" fo:font-size="11pt" officeooo:rsid="00b32b4f" style:font-size-asian="11pt" style:font-size-complex="11pt"/>
    </style:style>
    <style:style style:name="T4" style:family="text">
      <style:text-properties style:font-name="Lato1" fo:font-size="11pt" officeooo:rsid="018c72a6" style:font-size-asian="11pt" style:font-size-complex="11pt"/>
    </style:style>
    <style:style style:name="T5" style:family="text">
      <style:text-properties fo:font-size="11pt" officeooo:rsid="0062b68b" style:font-size-asian="11pt" style:font-size-complex="11pt"/>
    </style:style>
    <style:style style:name="T6" style:family="text">
      <style:text-properties fo:background-color="#ffffff" loext:char-shading-value="0"/>
    </style:style>
    <style:style style:name="T7" style:family="text">
      <style:text-properties officeooo:rsid="00b5bac4" fo:background-color="#ffffff" loext:char-shading-value="0"/>
    </style:style>
    <style:style style:name="T8" style:family="text">
      <style:text-properties officeooo:rsid="01b16078" fo:background-color="#ffffff" loext:char-shading-value="0"/>
    </style:style>
    <style:style style:name="T9" style:family="text">
      <style:text-properties fo:color="#000000" fo:font-size="11pt" style:font-size-asian="11pt" style:font-size-complex="11pt"/>
    </style:style>
    <style:style style:name="T10" style:family="text">
      <style:text-properties fo:color="#000000" fo:font-size="11pt" officeooo:rsid="018c72a6" style:font-size-asian="11pt" style:font-size-complex="11pt"/>
    </style:style>
    <style:style style:name="T11" style:family="text">
      <style:text-properties fo:color="#000000" fo:font-size="11pt" officeooo:rsid="00b32b4f" style:font-size-asian="11pt" style:font-size-complex="11pt"/>
    </style:style>
    <style:style style:name="T12" style:family="text">
      <style:text-properties fo:color="#000000" style:text-underline-style="none" officeooo:rsid="01b327a8" fo:background-color="#ffffff" loext:char-shading-value="0" style:font-size-asian="10pt" style:font-weight-asian="normal" style:font-size-complex="10pt" style:font-weight-complex="normal"/>
    </style:style>
    <style:style style:name="T13" style:family="text">
      <style:text-properties fo:color="#000000" style:text-underline-style="none" officeooo:rsid="01b1c615" fo:background-color="#ffffff" loext:char-shading-value="0" style:font-size-asian="10pt" style:font-style-asian="normal" style:font-weight-asian="normal" style:font-size-complex="10pt" style:font-style-complex="normal" style:font-weight-complex="normal"/>
    </style:style>
    <style:style style:name="T14" style:family="text">
      <style:text-properties fo:color="#000000"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15" style:family="text">
      <style:text-properties fo:color="#000000" style:text-underline-style="none" officeooo:rsid="01b327a8" fo:background-color="#ffffff" loext:char-shading-value="0" style:font-size-asian="10pt" style:font-style-asian="normal" style:font-weight-asian="bold" style:font-size-complex="10pt" style:font-style-complex="normal" style:font-weight-complex="bold"/>
    </style:style>
    <style:style style:name="T16" style:family="text">
      <style:text-properties fo:color="#000000" style:text-underline-style="none" officeooo:rsid="01b26a65" fo:background-color="#ffffff" loext:char-shading-value="0" style:font-style-asian="normal" style:font-weight-asian="normal" style:font-size-complex="10pt" style:font-style-complex="normal" style:font-weight-complex="normal"/>
    </style:style>
    <style:style style:name="T17" style:family="text">
      <style:text-properties fo:color="#000000" style:text-underline-style="none" officeooo:rsid="01b1c615" fo:background-color="#ffffff" loext:char-shading-value="0" style:font-style-asian="normal" style:font-weight-asian="normal" style:font-size-complex="10pt" style:font-style-complex="normal" style:font-weight-complex="normal"/>
    </style:style>
    <style:style style:name="T18" style:family="text">
      <style:text-properties fo:color="#000000" style:text-underline-style="none" officeooo:rsid="01b327a8" fo:background-color="#ffffff" loext:char-shading-value="0" style:font-style-asian="normal" style:font-weight-asian="normal" style:font-size-complex="10pt" style:font-style-complex="normal" style:font-weight-complex="normal"/>
    </style:style>
    <style:style style:name="T19" style:family="text">
      <style:text-properties fo:color="#000000" fo:font-size="11.25pt" fo:font-weight="bold" officeooo:rsid="01c48024"/>
    </style:style>
    <style:style style:name="T20" style:family="text">
      <style:text-properties fo:color="#000000" style:font-name="Inter" fo:font-size="11.25pt" officeooo:rsid="01c48024" style:font-weight-asian="normal" style:font-weight-complex="normal"/>
    </style:style>
    <style:style style:name="T21" style:family="text">
      <style:text-properties fo:font-variant="normal" fo:text-transform="none" style:use-window-font-color="true" style:font-name="Lato1" fo:font-size="10pt" fo:letter-spacing="normal" fo:font-style="normal" style:text-underline-style="none" fo:font-weight="normal" fo:background-color="#ffffff" loext:char-shading-value="0" style:font-size-asian="10pt" style:font-style-asian="normal" style:font-weight-asian="normal" style:font-size-complex="10pt" style:font-style-complex="normal" style:font-weight-complex="normal"/>
    </style:style>
    <style:style style:name="T22" style:family="text">
      <style:text-properties fo:font-variant="normal" fo:text-transform="none" style:use-window-font-color="true" style:font-name="Lato1" fo:font-size="10pt" fo:letter-spacing="normal" fo:font-style="normal" style:text-underline-style="none" fo:font-weight="normal" officeooo:rsid="01b2352e" fo:background-color="#ffffff" loext:char-shading-value="0" style:font-size-asian="10pt" style:font-style-asian="normal" style:font-weight-asian="normal" style:font-size-complex="10pt" style:font-style-complex="normal" style:font-weight-complex="normal"/>
    </style:style>
    <style:style style:name="T23" style:family="text">
      <style:text-properties fo:font-variant="normal" fo:text-transform="none" style:use-window-font-color="true" style:font-name="Lato1" fo:font-size="10pt" fo:letter-spacing="normal" fo:font-style="normal" style:text-underline-style="none" fo:font-weight="normal" officeooo:rsid="01b3223d" fo:background-color="#ffffff" loext:char-shading-value="0" style:font-size-asian="10pt" style:font-style-asian="normal" style:font-weight-asian="normal" style:font-size-complex="10pt" style:font-style-complex="normal" style:font-weight-complex="normal"/>
    </style:style>
    <style:style style:name="T24" style:family="text">
      <style:text-properties style:text-underline-style="none" officeooo:rsid="01ac176e" fo:background-color="#ffffff" loext:char-shading-value="0" style:font-style-asian="normal" style:font-weight-asian="bold" style:font-size-complex="10pt" style:font-style-complex="normal" style:font-weight-complex="bold"/>
    </style:style>
    <style:style style:name="T25" style:family="text">
      <style:text-properties style:text-underline-style="none" fo:font-weight="bold" officeooo:rsid="01c48024" style:font-size-asian="10pt" style:font-weight-asian="bold" style:font-size-complex="10pt" style:font-weight-complex="bold"/>
    </style:style>
    <style:style style:name="T26" style:family="text">
      <style:text-properties style:text-underline-style="none" fo:font-weight="bold" officeooo:rsid="01b4ff36" style:font-size-asian="10pt" style:font-weight-asian="bold" style:font-size-complex="10pt" style:font-weight-complex="bold"/>
    </style:style>
    <style:style style:name="T27" style:family="text">
      <style:text-properties style:text-underline-style="none" officeooo:rsid="01c48024" style:font-size-asian="10pt" style:font-weight-asian="normal" style:font-size-complex="10pt" style:font-weight-complex="normal"/>
    </style:style>
    <style:style style:name="T28" style:family="text">
      <style:text-properties fo:color="#ed1c24"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29" style:family="text">
      <style:text-properties fo:color="#ed1c24"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30" style:family="text">
      <style:text-properties fo:color="#ed1c24" style:text-underline-style="none" officeooo:rsid="01b1c615" fo:background-color="#ffffff" loext:char-shading-value="0" style:font-size-asian="10pt" style:font-style-asian="normal" style:font-weight-asian="normal" style:font-size-complex="10pt" style:font-style-complex="normal" style:font-weight-complex="normal"/>
    </style:style>
    <style:style style:name="T31" style:family="text">
      <style:text-properties fo:color="#ed1c24" style:text-underline-style="none" officeooo:rsid="01b26a65" fo:background-color="#ffffff" loext:char-shading-value="0" style:font-style-asian="normal" style:font-weight-asian="normal" style:font-size-complex="10pt" style:font-style-complex="normal" style:font-weight-complex="normal"/>
    </style:style>
    <style:style style:name="T32" style:family="text">
      <style:text-properties fo:color="#ed1c24" style:font-name="Lato1" officeooo:rsid="01b26a65" style:font-size-asian="10pt"/>
    </style:style>
    <style:style style:name="T33" style:family="text">
      <style:text-properties fo:color="#ed1c24" style:font-name="Lato1" officeooo:rsid="01b1c615" style:font-size-asian="10pt"/>
    </style:style>
    <style:style style:name="T34" style:family="text">
      <style:text-properties officeooo:rsid="01b16078"/>
    </style:style>
    <style:style style:name="T35" style:family="text">
      <style:text-properties officeooo:rsid="01b23132"/>
    </style:style>
    <style:style style:name="T36" style:family="text">
      <style:text-properties fo:color="#1c1c1c" style:text-underline-style="none" officeooo:rsid="01b26a65" fo:background-color="#ffffff" loext:char-shading-value="0" style:font-size-asian="10pt" style:font-weight-asian="normal" style:font-size-complex="10pt" style:font-weight-complex="normal"/>
    </style:style>
    <style:style style:name="T37" style:family="text">
      <style:text-properties fo:color="#1c1c1c" style:text-underline-style="none" officeooo:rsid="01b327a8" fo:background-color="#ffffff" loext:char-shading-value="0" style:font-size-asian="10pt" style:font-weight-asian="normal" style:font-size-complex="10pt" style:font-weight-complex="normal"/>
    </style:style>
    <style:style style:name="T38" style:family="text">
      <style:text-properties fo:color="#1c1c1c" style:text-underline-style="none" officeooo:rsid="01b1c615" fo:background-color="#ffffff" loext:char-shading-value="0" style:font-size-asian="10pt" style:font-weight-asian="normal" style:font-size-complex="10pt" style:font-weight-complex="normal"/>
    </style:style>
    <style:style style:name="T39" style:family="text">
      <style:text-properties fo:color="#1c1c1c" style:text-underline-style="none" officeooo:rsid="01b26a65" fo:background-color="#ffffff" loext:char-shading-value="0" style:font-size-asian="10pt" style:font-style-asian="normal" style:font-weight-asian="normal" style:font-size-complex="10pt" style:font-style-complex="normal" style:font-weight-complex="normal"/>
    </style:style>
    <style:style style:name="T40" style:family="text">
      <style:text-properties fo:color="#1c1c1c"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41" style:family="text">
      <style:text-properties fo:color="#1c1c1c" style:text-underline-style="none" officeooo:rsid="01b327a8" fo:background-color="#ffffff" loext:char-shading-value="0" style:font-size-asian="10pt" style:font-weight-asian="bold" style:font-size-complex="10pt" style:font-weight-complex="bold"/>
    </style:style>
    <style:style style:name="T42" style:family="text">
      <style:text-properties fo:color="#1c1c1c" style:text-underline-style="none" officeooo:rsid="01ac176e" fo:background-color="#ffffff" loext:char-shading-value="0" style:font-size-asian="10pt" style:font-weight-asian="bold" style:font-size-complex="10pt" style:font-weight-complex="bold"/>
    </style:style>
    <style:style style:name="T43" style:family="text">
      <style:text-properties fo:color="#1c1c1c" style:text-underline-style="none" officeooo:rsid="01b7b357" fo:background-color="#ffffff" loext:char-shading-value="0" style:font-size-asian="10pt" style:font-weight-asian="bold" style:font-size-complex="10pt" style:font-weight-complex="bold"/>
    </style:style>
    <style:style style:name="T44" style:family="text">
      <style:text-properties fo:color="#1c1c1c" officeooo:rsid="01b16078" style:font-weight-asian="bold" style:font-weight-complex="bold"/>
    </style:style>
    <style:style style:name="T45" style:family="text">
      <style:text-properties fo:color="#1c1c1c" officeooo:rsid="01ac176e" style:font-weight-asian="bold" style:font-weight-complex="bold"/>
    </style:style>
    <style:style style:name="T46" style:family="text">
      <style:text-properties officeooo:rsid="01ac176e" style:font-size-asian="10pt" style:font-weight-asian="normal" style:font-size-complex="10pt" style:font-weight-complex="normal"/>
    </style:style>
    <style:style style:name="T47" style:family="text">
      <style:text-properties officeooo:rsid="01b6e54e" style:font-size-asian="10pt" style:font-weight-asian="normal" style:font-size-complex="10pt" style:font-weight-complex="normal"/>
    </style:style>
    <style:style style:name="T48" style:family="text">
      <style:text-properties officeooo:rsid="01b7b384" style:font-size-asian="10pt" style:font-weight-asian="normal" style:font-size-complex="10pt" style:font-weight-complex="normal"/>
    </style:style>
    <style:style style:name="T49" style:family="text">
      <style:text-properties officeooo:rsid="01b209cd" style:font-size-asian="10pt" style:font-weight-asian="normal" style:font-size-complex="10pt" style:font-weight-complex="normal"/>
    </style:style>
    <style:style style:name="T50" style:family="text">
      <style:text-properties fo:color="#ce181e" style:text-underline-style="none" officeooo:rsid="01b327a8" fo:background-color="#ffffff" loext:char-shading-value="0" style:font-size-asian="10pt" style:font-style-asian="normal" style:font-weight-asian="normal" style:font-size-complex="10pt" style:font-style-complex="normal" style:font-weight-complex="normal"/>
    </style:style>
    <style:style style:name="T51" style:family="text">
      <style:text-properties officeooo:rsid="01b3223d"/>
    </style:style>
    <style:style style:name="T52" style:family="text">
      <style:text-properties style:use-window-font-color="true" style:text-underline-style="none" officeooo:rsid="018c72a6" fo:background-color="#ffffff" loext:char-shading-value="0" style:font-size-asian="10pt" style:font-style-asian="normal" style:font-weight-asian="normal" style:font-size-complex="10pt" style:font-style-complex="normal" style:font-weight-complex="normal"/>
    </style:style>
    <style:style style:name="T53" style:family="text">
      <style:text-properties style:use-window-font-color="true" style:text-underline-style="none" officeooo:rsid="01b16078" fo:background-color="#ffffff" loext:char-shading-value="0" style:font-size-asian="10pt" style:font-style-asian="normal" style:font-weight-asian="normal" style:font-size-complex="10pt" style:font-style-complex="normal" style:font-weight-complex="normal"/>
    </style:style>
    <style:style style:name="T54" style:family="text">
      <style:text-properties style:use-window-font-color="true" style:text-underline-style="none" officeooo:rsid="01b3223d" fo:background-color="#ffffff" loext:char-shading-value="0" style:font-size-asian="10pt" style:font-style-asian="normal" style:font-weight-asian="normal" style:font-size-complex="10pt" style:font-style-complex="normal" style:font-weight-complex="normal"/>
    </style:style>
    <style:style style:name="T55" style:family="text">
      <style:text-properties style:use-window-font-color="true" style:text-underline-style="none" officeooo:rsid="01b209cd" fo:background-color="#ffffff" loext:char-shading-value="0" style:font-size-asian="10pt" style:font-style-asian="normal" style:font-weight-asian="normal" style:font-size-complex="10pt" style:font-style-complex="normal" style:font-weight-complex="normal"/>
    </style:style>
    <style:style style:name="T56" style:family="text">
      <style:text-properties style:use-window-font-color="true" officeooo:rsid="018c72a6" fo:background-color="#ffffff" loext:char-shading-value="0" style:font-style-asian="normal" style:font-style-complex="normal"/>
    </style:style>
    <style:style style:name="T57" style:family="text">
      <style:text-properties style:use-window-font-color="true" officeooo:rsid="01b16078" fo:background-color="#ffffff" loext:char-shading-value="0" style:font-style-asian="normal" style:font-style-complex="normal"/>
    </style:style>
    <style:style style:name="T58" style:family="text">
      <style:text-properties style:use-window-font-color="true" officeooo:rsid="01b3223d" fo:background-color="#ffffff" loext:char-shading-value="0" style:font-style-asian="normal" style:font-style-complex="normal"/>
    </style:style>
    <style:style style:name="T59" style:family="text">
      <style:text-properties style:use-window-font-color="true" officeooo:rsid="01b209cd" fo:background-color="#ffffff" loext:char-shading-value="0" style:font-style-asian="normal" style:font-style-complex="normal"/>
    </style:style>
    <style:style style:name="T60" style:family="text">
      <style:text-properties officeooo:rsid="01ba869d"/>
    </style:style>
    <style:style style:name="T61" style:family="text">
      <style:text-properties fo:font-size="11.25pt" officeooo:rsid="01c48024" style:font-weight-asian="normal" style:font-weight-complex="normal"/>
    </style:style>
    <style:style style:name="T62" style:family="text">
      <style:text-properties fo:font-size="11.25pt" style:text-underline-style="none" fo:font-weight="bold" style:font-size-asian="10pt" style:font-weight-asian="bold" style:font-size-complex="10pt" style:font-weight-complex="bold"/>
    </style:style>
    <style:style style:name="T63" style:family="text">
      <style:text-properties fo:font-size="11.25pt" style:text-underline-style="none" fo:font-weight="bold" officeooo:rsid="01c48024" style:font-size-asian="10pt" style:font-weight-asian="bold" style:font-size-complex="10pt" style:font-weight-complex="bold"/>
    </style:style>
    <style:style style:name="T64" style:family="text">
      <style:text-properties fo:font-size="11.25pt" style:text-underline-style="none" style:font-size-asian="10pt" style:font-weight-asian="normal" style:font-size-complex="10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1">IOANNA PAPAGIANNI</text:span><text:span text:style-name="T9"> 2790 – </text:span><text:span text:style-name="T10">CHRISTOS GOULAS 2677</text:span></text:p>
      <text:p text:style-name="P3"/>
      <text:p text:style-name="P2"/>
      <text:p text:style-name="P2"/>
      <text:p text:style-name="P4"><text:span text:style-name="T6"><text:s/></text:span><text:span text:style-name="T7">QUESTION</text:span><text:span text:style-name="T6"> </text:span><text:span text:style-name="T8">5 (BONUS)</text:span></text:p>
      <text:p text:style-name="P5"><text:s/></text:p>
      <text:p text:style-name="P6">For this analysis we use Jupyter Notebook and the file is in IPython format. We downloaded “t<text:span text:style-name="T34">rain.csv</text:span>” <text:span text:style-name="T35">and “test.csv” </text:span>from Kaggle and <text:span text:style-name="T35">all files are in the same folder with</text:span> “<text:span text:style-name="T34">fakenews_disaster_detection_1</text:span>.ipynb” <text:span text:style-name="T34">( we submitted two more different editions of our code </text:span>“<text:span text:style-name="T34">fakenews_disaster_detection_2</text:span>.ipynb” <text:span text:style-name="T34">and </text:span>“<text:span text:style-name="T34">fakenews_disaster_detection_3</text:span>.ipynb” <text:span text:style-name="T34">but the score was lower than the first</text:span>.</text:p>
      <text:p text:style-name="P6"/>
      <text:p text:style-name="P6"/>
      <text:p text:style-name="P7">“<text:span text:style-name="T34">fakenews_disaster_detection_1</text:span>.ipynb” :</text:p>
      <text:p text:style-name="P13"><text:span text:style-name="T28">Our public score with Multinomial Naive-Bayes, </text:span><text:span text:style-name="T50">TfidfV</text:span><text:span text:style-name="T29">ectorizer, ‘</text:span><text:span text:style-name="T30">text’ column used</text:span><text:span text:style-name="T28">: <text:tab/><text:tab/></text:span><text:span text:style-name="T32">0.</text:span><text:span text:style-name="T33">80265</text:span></text:p>
      <text:p text:style-name="P13"><text:span text:style-name="T36">Our public score with <text:s/></text:span><text:span text:style-name="T39">Multinomial Naive-Bayes,</text:span><text:span text:style-name="T37"> </text:span><text:span text:style-name="T38">Count</text:span><text:span text:style-name="T37">Vectorizer,</text:span><text:span text:style-name="T12"> ‘</text:span><text:span text:style-name="T13">text’ column used</text:span><text:span text:style-name="T14">:</text:span><text:span text:style-name="T40"> <text:tab/></text:span><text:span text:style-name="T41">0.79550</text:span></text:p>
      <text:p text:style-name="P17"><text:span text:style-name="T41">“</text:span><text:span text:style-name="T44">fakenews_disaster_detection_2</text:span><text:span text:style-name="T41">.ipynb”:</text:span></text:p>
      <text:p text:style-name="P13"><text:span text:style-name="T41">O</text:span><text:span text:style-name="T43">ur public score with </text:span><text:span text:style-name="T39">Multinomial Naive-Bayes </text:span><text:span text:style-name="T15">TfidfVectorizer</text:span><text:span text:style-name="T29">, ‘</text:span><text:span text:style-name="T13">text’, ‘keyword', 'location'</text:span><text:span text:style-name="T43"> :<text:tab/></text:span><text:span text:style-name="T42">0.52249</text:span></text:p>
      <text:p text:style-name="P14"><text:span text:style-name="T41">O</text:span><text:span text:style-name="T43">ur public score with </text:span><text:span text:style-name="T39">Multinomial Naive-Bayes </text:span><text:span text:style-name="T15">TfidfVectorizer</text:span><text:span text:style-name="T29">, ‘</text:span><text:span text:style-name="T13">text’, 'location'</text:span><text:span text:style-name="T43"> : <text:tab/><text:tab/></text:span><text:span text:style-name="T42">0.52453</text:span></text:p>
      <text:p text:style-name="P17"><text:span text:style-name="T45">“</text:span><text:span text:style-name="T44">fakenews_disaster_detection_3</text:span><text:span text:style-name="T45">.ipynb”:</text:span></text:p>
      <text:p text:style-name="P16"><text:span text:style-name="T16">Our public score with </text:span><text:span text:style-name="T17">linearSVM</text:span><text:span text:style-name="T16">, </text:span><text:span text:style-name="T18">TfidfVectorizer, ‘</text:span><text:span text:style-name="T17">text’ column used</text:span><text:span text:style-name="T16">: <text:tab/></text:span><text:span text:style-name="T31"><text:tab/><text:tab/><text:tab/></text:span><text:span text:style-name="T24">0.78425</text:span></text:p>
      <text:p text:style-name="P15"/>
      <text:p text:style-name="P9"><text:span text:style-name="T49">In our first approach, we experiment with </text:span><text:span text:style-name="T46">multinomial Naive Bayes </text:span><text:span text:style-name="T49">and two different vectorizers. </text:span><text:span text:style-name="T46">The multinomial Naive Bayes classifier is suitable for classification with discrete features </text:span><text:span text:style-name="T47">and it performs well with</text:span><text:span text:style-name="T46"> text classification. The multinomial distribution normally requires integer feature counts. However, in practice, fractional count</text:span><text:span text:style-name="T48">s</text:span><text:span text:style-name="T46"> such as </text:span><text:span text:style-name="T48">T</text:span><text:span text:style-name="T46">fidf</text:span><text:span text:style-name="T48">Vectorizer work but do not perform as well as CountVectorizer </text:span><text:span text:style-name="T49">and in this problem TfidfVectorizer performs better because in every Tweet we have a limit of characters.Note that, in </text:span><text:span text:style-name="T52">“</text:span><text:span text:style-name="T53">fakenews_disaster_detection_</text:span><text:span text:style-name="T54">1</text:span><text:span text:style-name="T52">.ipynb” </text:span><text:span text:style-name="T55">we use for both training and testing only one column (‘text’).</text:span></text:p>
      <text:p text:style-name="P18"/>
      <text:p text:style-name="P18">In our second approach, the difference is that now we also use ‘keyword’ and ‘location’ column for both training and testing. Surprisingly, we score lower than in our first approach. The reason might be that ‘keyword’ is repeated also in the text in the most tweets and it gets biased with TfidfVectorizer.</text:p>
      <text:p text:style-name="P20"><text:span text:style-name="T21">To avoid the bias we mentioned before, </text:span><text:span text:style-name="T23">then</text:span><text:span text:style-name="T21"> we take into account only ‘location’ and ‘text’ column. </text:span><text:span text:style-name="T22">Our score is better than our second approach but still lower than our first.</text:span></text:p>
      <text:p text:style-name="P8"/>
      <text:p text:style-name="P10"><text:span text:style-name="T51">In our third approach, we try </text:span>Linear Support Vector Classification <text:span text:style-name="T60">(linear SVC) that has more flexibility in the choice of penalties and loss functions and should scale better to large numbers of samples but does not perform better than MultinomialNB in our case. It represents data as points in space and tries to create a mapping with a wide as possible gap between the separate categories. Thus SVM can efficiently handle sparse data but again, not in the level of <text:s/>MultinomialNB. Note that, in </text:span><text:span text:style-name="T56">“</text:span><text:span text:style-name="T57">fakenews_disaster_detection_</text:span><text:span text:style-name="T58">3</text:span><text:span text:style-name="T56">.ipynb” </text:span><text:span text:style-name="T59">we use for both training and testing only one column (‘text’).</text:span></text:p>
      <text:p text:style-name="P21"/>
      <text:p text:style-name="P11"><text:span text:style-name="T25">KAGGLE NAME</text:span><text:span text:style-name="T26">S</text:span><text:span text:style-name="T25">: </text:span><text:span text:style-name="T27"><text:tab/></text:span><text:span text:style-name="T61">GoulasAC, JohannaP </text:span></text:p>
      <text:p text:style-name="P12"><text:span text:style-name="T63">KAGGLE </text:span><text:span text:style-name="T62">TEAM </text:span><text:span text:style-name="T63">NAME: </text:span><text:span text:style-name="T64">Goulas-Papagianni</text:span></text:p>
      <text:p text:style-name="P19"><text:span text:style-name="T19">KAGGLE SCORE: </text:span><text:span text:style-name="T20">0.8026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Inter" svg:font-family="Inter, sans-serif"/>
    <style:font-face style:name="LaTO" svg:font-family="LaTO"/>
    <style:font-face style:name="Lato" svg:font-family="Lato"/>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1"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DDE1344263C5DE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style:font-name="Lato1" fo:font-size="11pt" style:font-size-asian="11pt" style:font-size-complex="11pt"/>
    </style:style>
    <style:style style:name="MT2" style:family="text">
      <style:text-properties style:font-name="Lato1" fo:font-size="11pt" officeooo:rsid="018d78bd" style:font-size-asian="11pt" style:font-size-complex="11pt"/>
    </style:style>
    <style:style style:name="MT3" style:family="text">
      <style:text-properties style:font-name="Lato1" fo:font-size="11pt" officeooo:rsid="00b32b4f" style:font-size-asian="11pt" style:font-size-complex="11pt"/>
    </style:style>
    <style:style style:name="MT4" style:family="text">
      <style:text-properties style:font-name="Lato1" fo:font-size="11pt" officeooo:rsid="018c72a6" style:font-size-asian="11pt" style:font-size-complex="11pt"/>
    </style:style>
    <style:style style:name="MT5"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text:span><text:span text:style-name="MT2">3 <text:s/></text:span><text:span text:style-name="MT1"><text:s text:c="81"/></text:span><text:span text:style-name="MT3">DATA MININ</text:span><text:span text:style-name="MT4">G</text:span><text:span text:style-name="MT5"> <text:s/></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20-02-17T13:31:03.612594175</dc:date>
    <meta:editing-duration>PT16H9M33S</meta:editing-duration>
    <meta:editing-cycles>356</meta:editing-cycles>
    <meta:generator>LibreOffice/6.3.3.2$MacOSX_X86_64 LibreOffice_project/a64200df03143b798afd1ec74a12ab50359878ed</meta:generator>
    <meta:document-statistic meta:table-count="0" meta:image-count="0" meta:object-count="0" meta:page-count="1" meta:paragraph-count="20" meta:word-count="403" meta:character-count="2946" meta:non-whitespace-character-count="2462"/>
  </office:meta>
</office:document-meta>
</file>